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username" form:control-implementation="ooo:com.sun.star.form.component.FixedText" xml:id="control1" form:id="control1"/>
            <form:fixed-text form:name="ideaname" form:control-implementation="ooo:com.sun.star.form.component.FixedText" xml:id="control2" form:id="control2"/>
          </form:form>
        </office:forms>
        <draw:frame presentation:style-name="pr1" draw:layer="layout" svg:width="25.199cm" svg:height="3.506cm" svg:x="1.4cm" svg:y="0.837cm" presentation:class="title">
          <draw:text-box>
            <text:p>Congrat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control draw:style-name="gr1" draw:text-style-name="P2" draw:layer="controls" svg:width="8.6cm" svg:height="1.2cm" svg:x="9.8cm" svg:y="9cm" draw:control="control1"/>
        <draw:control draw:style-name="gr1" draw:text-style-name="P2" draw:layer="controls" svg:width="8.6cm" svg:height="1.2cm" svg:x="9.6cm" svg:y="12cm" draw:control="control2"/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1T21:19:45.946046346</meta:creation-date>
    <meta:editing-duration>PT3M</meta:editing-duration>
    <meta:editing-cycles>2</meta:editing-cycles>
    <meta:generator>LibreOffice/6.0.7.3$Linux_X86_64 LibreOffice_project/00m0$Build-3</meta:generator>
    <dc:title>Forestbird</dc:title>
    <meta:keyword>username</meta:keyword>
    <dc:date>2022-07-21T21:22:46.543198906</dc:date>
    <meta:document-statistic meta:object-count="72"/>
  </office:meta>
</office:document-meta>
</file>